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73.01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68.29pt"/>
    </style:style>
    <style:style style:name="co4" style:family="table-column">
      <style:table-column-properties fo:break-before="auto" style:column-width="76.99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439.7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Vocab_20_List">
      <style:table-properties table:display="true" style:writing-mode="lr-tb"/>
    </style:style>
    <style:style style:name="ta2" style:family="table" style:master-page-name="PageStyle_5f_Tip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ccccc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b7b7b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ocab 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table:number-columns-spanned="4" table:number-rows-spanned="1"/>
          <table:covered-table-cell table:number-columns-repeated="3"/>
          <table:table-cell table:style-name="ce13" table:number-columns-repeated="17"/>
          <table:table-cell table:number-columns-repeated="1003"/>
        </table:table-row>
        <table:table-row table:style-name="ro1">
          <table:table-cell table:style-name="ce2" table:number-columns-repeated="4"/>
          <table:table-cell table:style-name="ce13" table:number-columns-repeated="17"/>
          <table:table-cell table:number-columns-repeated="1003"/>
        </table:table-row>
        <table:table-row table:style-name="ro1">
          <table:table-cell table:style-name="ce3"/>
          <table:table-cell table:style-name="ce9" office:value-type="string" calcext:value-type="string">
            <text:p>"Remember It" - I know this concept already.</text:p>
          </table:table-cell>
          <table:table-cell table:style-name="ce9" office:value-type="string" calcext:value-type="string">
            <text:p>"Refresh It" - I might know what this means.</text:p>
          </table:table-cell>
          <table:table-cell table:style-name="ce9" office:value-type="string" calcext:value-type="string">
            <text:p>"Research It" - I don't know this at all!</text:p>
          </table:table-cell>
          <table:table-cell table:style-name="ce13" table:number-columns-repeated="17"/>
          <table:table-cell table:number-columns-repeated="1003"/>
        </table:table-row>
        <table:table-row table:style-name="ro1">
          <table:table-cell table:style-name="ce4" office:value-type="string" calcext:value-type="string">
            <text:p>INTERNET &amp; NETWORKS</text:p>
          </table:table-cell>
          <table:table-cell table:style-name="ce10" table:number-columns-repeated="3"/>
          <table:table-cell table:style-name="ce13" table:number-columns-repeated="17"/>
          <table:table-cell table:number-columns-repeated="1003"/>
        </table:table-row>
        <table:table-row table:style-name="ro1">
          <table:table-cell table:style-name="ce5" office:value-type="string" calcext:value-type="string">
            <text:p>API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Bandwidth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Certificate authoritie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Cloud computing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Cookie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Creative Common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Crowdsourcing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DDoS Attack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Digital certificate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Digital divide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Distributed Computing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DN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Domain name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Email,SMS,Chat,Video conferencing, Video Chat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Fault Tolerant Network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Firewall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GP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HTTP/HTTP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IETF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Interface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Internet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Internet Protocols: SMTP, FTP, Telnet,TCP/IP,HTTP/HTTP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Internet vs WWW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IP Addresses (IPv4 and IPv6)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Latency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Malware attack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Net Neutrality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Network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Online Collaborative Tool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Open source software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Open standard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OSI Model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Packet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Packet Switching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Peer-to-peer network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Phishing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Plagiarism &amp; Piracy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Protocol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Proxy server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Router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Routing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Sensor network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Smart technologie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SMTP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TCP/IP Network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UI Element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URL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User Interface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Viru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Web Server</text:p>
          </table:table-cell>
          <table:table-cell table:style-name="ce11"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CODING &amp; ALGORITHMS</text:p>
          </table:table-cell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Abstraction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Abstraction Hierarchy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Algorithm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Algorithm Efficiency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Analysis of Algorithm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Arithmetic Operators 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Assignment, Display and Input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Binary Search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Boolean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Boolean expression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Callback function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Collaborative development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Collections - Basic operation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Computational Artifact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Concatenation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Conditional Statement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Constant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Datatype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Debugging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Expression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Function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Global variable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Heuristic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High level programming language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Incremental program development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Integers(maximum and minimum based on storage limitation)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Integrated development environment(IDE)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Iteration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Iterative program development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8" office:value-type="string" calcext:value-type="string">
            <text:p>Language of algorithms(Natural Language, Pseudocode, Visual and Texual Programming Language)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Levels of abstraction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Library (of functions)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Linear search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List Operation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List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Local variable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Logic gate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Logical operators(and, or, not)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Low level programming language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Overflow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Parameter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Procedure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Program Documentation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Program runtime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Prototype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Pseudocode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Relational and Boolean Operator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Return value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Selection statement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Sequencing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Simulation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Software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Statement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The Halting Problem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Time complexity of algorithm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Unsolvable vs Solvable (Decidable vs Undecidable) problem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Variable scope</text:p>
          </table:table-cell>
          <table:table-cell table:style-name="ce11"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DATA, SECURITY &amp; SOCIETY</text:p>
          </table:table-cell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Aggregation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Asymmetric Encryption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Big Data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Binary data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Bit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Bit Rate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Byte sizes (Kilobyte, Megabyte,Gigabyte,Terabyte,Petabyte)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Ceasar Cipher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Chip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Cipher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Citizen Science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Clustered Data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Clustering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Computational Tool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Cryptography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CSV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Cybercrime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Cybersecurity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Cyberwarfare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Data abstraction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Data classification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Data Compression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Data Mining - act of analyzing data to find trends and patterns.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Data Pattern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Decryption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Digital Data/Digital Content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Encryption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Geolocation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Innovation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Intellectual property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Large Data sets (storing, processing, curating, challenges, privacy, scalability)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Lossless and Lossy Data Compression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Machine Learning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Metadata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Model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Moore's Law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Number bases (Binary, Decimal, Hexadecimal, Octal)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Pattern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Pivot table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Pixel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Privacy concern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Public Key Encryption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Redundancy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RGB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Rounding error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Scalability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Scientific computing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Security concerns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Symmetric encryption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Types of files(.bmp,.gif,.jpg/.jpeg,.mp3,.wav,.txt,.zip,.png)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Visualization tools</text:p>
          </table:table-cell>
          <table:table-cell table:style-name="ce11" table:number-columns-repeated="3"/>
          <table:table-cell table:number-columns-repeated="1020"/>
        </table:table-row>
        <table:table-row table:style-name="ro2" table:number-rows-repeated="10484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ps" table:style-name="ta2">
        <table:table-column table:style-name="co6" table:default-cell-style-name="Default"/>
        <table:table-column table:style-name="co5" table:number-columns-repeated="1023" table:default-cell-style-name="Default"/>
        <table:table-row table:style-name="ro1">
          <table:table-cell table:style-name="ce14" office:value-type="string" calcext:value-type="string">
            <text:p>Study Tips!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* A lot of the progress you need here is just to understand what each word means. It's enough to watch a video about it and practice thinking about these topics, as well as practice coding challenges.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* In addition to filling out this list, the best way to study for the test is to try to complete the entire click-through curriculum at https://code.org/educate/csp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* Choose a partner and quiz each other on what different vocab words mean. Do you agree on the definition?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* Choose 10 topics not already marked for in-class discussion and add them to our suggestions list. We will pick the top suggestions and hold classes on those topics.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* Spaced Repetiti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4" office:value-type="string" calcext:value-type="string">
            <text:p>*Free Courses Available Online*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Code.org - a very fun course with interesting videos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studio.code.org/courses/csp" xlink:type="simple">https://studio.code.org/courses/csp</text:a>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EdX CS50 by Harvard - has some more advanced algorithm topics than the code.org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courses.edx.org/courses/course-v1:HarvardX+CS50+AP/course/" xlink:type="simple">https://courses.edx.org/courses/course-v1:HarvardX+CS50+AP/course/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4" office:value-type="string" calcext:value-type="string">
            <text:p>Flash Cards: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quizlet.com/subject/ap-computer-science-principles/" xlink:type="simple">https://quizlet.com/subject/ap-computer-science-principles/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4" office:value-type="string" calcext:value-type="string">
            <text:p>Topics for in-class discussion suggestions: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a xlink:href="https://docs.google.com/forms/d/1CINN8Ru1h3-F9Uyp3jJHB8Lsi-HnBSGzkkumZTTW5FA/edit" xlink:type="simple">https://docs.google.com/forms/d/1CINN8Ru1h3-F9Uyp3jJHB8Lsi-HnBSGzkkumZTTW5FA/edit</text:a></text:p>
          </table:table-cell>
          <table:table-cell table:number-columns-repeated="102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ocab_20_List" style:display-name="PageStyle_Vocab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ps" style:display-name="PageStyle_Tip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79" meta:object-count="0"/>
    <meta:generator>LibreOfficeDev/6.0.5.2$Linux_X86_64 LibreOffice_project/</meta:generator>
  </office:meta>
</office:document-meta>
</file>